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A000000AA25BBAB6F.png"/>
  <manifest:file-entry manifest:media-type="image/png" manifest:full-path="Pictures/1000000000000280000002806C94799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 draw:shadow="hidden"/>
    </style:style>
    <style:style style:name="gr2" style:family="graphic" style:parent-style-name="standard">
      <style:graphic-properties svg:stroke-width="0.102cm" svg:stroke-color="#0000ff" draw:marker-start-width="0.352cm" draw:marker-end="Arrow" draw:marker-end-width="0.452cm" draw:textarea-horizontal-align="center" draw:textarea-vertical-align="middle" fo:padding-top="0.175cm" fo:padding-bottom="0.175cm" fo:padding-left="0.3cm" fo:padding-right="0.3cm" draw:shadow="hidden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0000ff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ff00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02cm" svg:stroke-color="#ffff00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582cm" svg:height="2.891cm" svg:x="15.734cm" svg:y="4.251cm">
          <text:p/>
        </draw:rect>
        <draw:connector draw:style-name="gr2" draw:text-style-name="P1" draw:layer="layout" draw:type="curve" svg:x1="9.431cm" svg:y1="3.497cm" svg:x2="13.596cm" svg:y2="4.573cm" draw:end-shape="id1" draw:end-glue-point="3" svg:d="m9431 3497c2748 0 666 1076 4165 1076">
          <text:p/>
        </draw:connector>
        <draw:frame draw:style-name="gr3" draw:text-style-name="P1" draw:layer="layout" svg:width="1.388cm" svg:height="1.716cm" svg:x="16.331cm" svg:y="4.838cm">
          <draw:image xlink:href="Pictures/100000000000009A000000AA25BBAB6F.png" xlink:type="simple" xlink:show="embed" xlink:actuate="onLoad">
            <text:p/>
          </draw:image>
        </draw:frame>
        <draw:frame draw:style-name="gr4" draw:text-style-name="P2" draw:layer="layout" svg:width="1.256cm" svg:height="0.721cm" svg:x="3.2cm" svg:y="6.001cm">
          <draw:text-box>
            <text:p><text:span text:style-name="T1">Day</text:span></text:p>
          </draw:text-box>
        </draw:frame>
        <draw:frame draw:style-name="gr4" draw:text-style-name="P2" draw:layer="layout" svg:width="1.488cm" svg:height="0.721cm" svg:x="3.081cm" svg:y="9.22cm">
          <draw:text-box>
            <text:p><text:span text:style-name="T1">Night</text:span></text:p>
          </draw:text-box>
        </draw:frame>
        <draw:frame draw:style-name="gr4" draw:text-style-name="P2" draw:layer="layout" svg:width="1.653cm" svg:height="0.721cm" svg:x="2.996cm" svg:y="3.109cm">
          <draw:text-box>
            <text:p><text:span text:style-name="T1">All On</text:span></text:p>
          </draw:text-box>
        </draw:frame>
        <draw:frame draw:style-name="gr4" draw:text-style-name="P2" draw:layer="layout" svg:width="1.645cm" svg:height="0.721cm" svg:x="2.996cm" svg:y="12.259cm">
          <draw:text-box>
            <text:p><text:span text:style-name="T1">All Off</text:span></text:p>
          </draw:text-box>
        </draw:frame>
        <draw:rect draw:style-name="gr1" draw:text-style-name="P1" draw:layer="layout" svg:width="2.582cm" svg:height="2.891cm" svg:x="15.734cm" svg:y="8.307cm">
          <text:p/>
        </draw:rect>
        <draw:frame draw:style-name="gr3" draw:text-style-name="P1" draw:layer="layout" svg:width="1.388cm" svg:height="1.716cm" svg:x="16.331cm" svg:y="8.894cm">
          <draw:image xlink:href="Pictures/100000000000009A000000AA25BBAB6F.png" xlink:type="simple" xlink:show="embed" xlink:actuate="onLoad">
            <text:p/>
          </draw:image>
        </draw:frame>
        <draw:frame draw:style-name="gr4" draw:text-style-name="P2" draw:layer="layout" svg:width="1.256cm" svg:height="0.721cm" svg:x="16.4cm" svg:y="3.409cm">
          <draw:text-box>
            <text:p><text:span text:style-name="T1">Day</text:span></text:p>
          </draw:text-box>
        </draw:frame>
        <draw:frame draw:style-name="gr4" draw:text-style-name="P2" draw:layer="layout" svg:width="1.488cm" svg:height="0.721cm" svg:x="16.281cm" svg:y="7.573cm">
          <draw:text-box>
            <text:p><text:span text:style-name="T1">Night</text:span></text:p>
          </draw:text-box>
        </draw:frame>
        <draw:connector draw:style-name="gr5" draw:text-style-name="P1" draw:layer="layout" draw:type="curve" svg:x1="9.431cm" svg:y1="3.497cm" svg:x2="13.596cm" svg:y2="8.631cm" draw:end-shape="id2" draw:end-glue-point="3" svg:d="m9431 3497c2748 0 666 5134 4165 5134">
          <text:p/>
        </draw:connector>
        <draw:connector draw:style-name="gr6" draw:text-style-name="P1" draw:layer="layout" draw:type="curve" svg:x1="9.453cm" svg:y1="12.619cm" svg:x2="13.596cm" svg:y2="10.891cm" draw:start-shape="id3" draw:start-glue-point="1" draw:end-shape="id4" draw:end-glue-point="3" svg:d="m9453 12619c3108 0 1037-1728 4143-1728">
          <text:p/>
        </draw:connector>
        <draw:connector draw:style-name="gr6" draw:text-style-name="P1" draw:layer="layout" draw:type="curve" svg:x1="9.453cm" svg:y1="12.619cm" svg:x2="13.596cm" svg:y2="6.833cm" draw:start-shape="id3" draw:start-glue-point="1" draw:end-shape="id5" draw:end-glue-point="3" svg:d="m9453 12619c3108 0 1037-5786 4143-5786">
          <text:p/>
        </draw:connector>
        <draw:connector draw:style-name="gr7" draw:text-style-name="P1" draw:layer="layout" draw:type="curve" svg:x1="9.452cm" svg:y1="6.538cm" svg:x2="13.595cm" svg:y2="5.21cm" draw:start-shape="id6" draw:start-glue-point="1" draw:end-shape="id7" svg:d="m9452 6538c3108 0 1037-1328 4143-1328">
          <text:p/>
        </draw:connector>
        <draw:connector draw:style-name="gr7" draw:text-style-name="P1" draw:layer="layout" draw:type="curve" svg:x1="9.452cm" svg:y1="6.538cm" svg:x2="13.597cm" svg:y2="10.254cm" draw:start-shape="id6" draw:start-glue-point="1" draw:end-shape="id8" svg:d="m9452 6538c3109 0 1037 3716 4145 3716">
          <text:p/>
        </draw:connector>
        <draw:connector draw:style-name="gr8" draw:text-style-name="P1" draw:layer="layout" draw:type="curve" svg:x1="9.453cm" svg:y1="9.58cm" svg:x2="13.597cm" svg:y2="6.196cm" draw:start-shape="id9" draw:start-glue-point="1" draw:end-shape="id10" draw:end-glue-point="3" svg:d="m9453 9580c3109 0 1038-3384 4144-3384">
          <text:p/>
        </draw:connector>
        <draw:connector draw:style-name="gr8" draw:text-style-name="P1" draw:layer="layout" draw:type="curve" svg:x1="9.453cm" svg:y1="9.58cm" svg:x2="13.595cm" svg:y2="9.268cm" draw:start-shape="id9" draw:start-glue-point="1" draw:end-shape="id11" draw:end-glue-point="3" svg:d="m9453 9580c3108 0 1037-312 4142-312">
          <text:p/>
        </draw:connector>
        <draw:g>
          <draw:rect draw:style-name="gr1" draw:text-style-name="P1" draw:layer="layout" svg:width="2.54cm" svg:height="2.54cm" svg:x="4.796cm" svg:y="2.227cm">
            <text:p/>
          </draw:rect>
          <draw:frame draw:style-name="gr3" draw:text-style-name="P1" draw:layer="layout" svg:width="1.803cm" svg:height="1.803cm" svg:x="5.165cm" svg:y="2.596cm">
            <draw:image xlink:href="Pictures/1000000000000280000002806C947996.png" xlink:type="simple" xlink:show="embed" xlink:actuate="onLoad">
              <text:p/>
            </draw:image>
          </draw:frame>
          <draw:frame draw:style-name="gr3" draw:text-style-name="P1" draw:layer="layout" svg:width="1.803cm" svg:height="1.803cm" svg:x="5.165cm" svg:y="2.596cm">
            <draw:image xlink:href="Pictures/1000000000000280000002806C947996.png" xlink:type="simple" xlink:show="embed" xlink:actuate="onLoad">
              <text:p/>
            </draw:image>
          </draw:frame>
        </draw:g>
        <draw:custom-shape draw:style-name="gr9" draw:text-style-name="P3" draw:layer="layout" svg:width="2.106cm" svg:height="0.635cm" svg:x="7.346cm" svg:y="3.18cm">
          <text:p text:style-name="P3"><text:span text:style-name="T1">Pushed</text:span></text:p>
          <draw:enhanced-geometry svg:viewBox="0 0 21600 21600" draw:text-areas="0 0 21600 21600" draw:type="pentagon-right" draw:modifiers="17991.457047935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g draw:id="id3">
          <draw:rect draw:style-name="gr1" draw:text-style-name="P1" draw:layer="layout" svg:width="2.54cm" svg:height="2.54cm" svg:x="4.796cm" svg:y="11.349cm">
            <text:p/>
          </draw:rect>
          <draw:frame draw:style-name="gr3" draw:text-style-name="P1" draw:layer="layout" svg:width="1.803cm" svg:height="1.803cm" svg:x="5.165cm" svg:y="11.718cm">
            <draw:image xlink:href="Pictures/1000000000000280000002806C947996.png" xlink:type="simple" xlink:show="embed" xlink:actuate="onLoad">
              <text:p/>
            </draw:image>
          </draw:frame>
          <draw:frame draw:style-name="gr3" draw:text-style-name="P1" draw:layer="layout" svg:width="1.803cm" svg:height="1.803cm" svg:x="5.165cm" svg:y="11.718cm">
            <draw:image xlink:href="Pictures/1000000000000280000002806C947996.png" xlink:type="simple" xlink:show="embed" xlink:actuate="onLoad">
              <text:p/>
            </draw:image>
          </draw:frame>
          <draw:custom-shape draw:style-name="gr9" draw:text-style-name="P3" draw:layer="layout" svg:width="2.106cm" svg:height="0.635cm" svg:x="7.347cm" svg:y="12.302cm">
            <text:p text:style-name="P3"><text:span text:style-name="T1">Pushed</text:span></text:p>
            <draw:enhanced-geometry svg:viewBox="0 0 21600 21600" draw:text-areas="0 0 21600 21600" draw:type="pentagon-right" draw:modifiers="17991.4570479355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 draw:id="id9">
          <draw:rect draw:style-name="gr1" draw:text-style-name="P1" draw:layer="layout" svg:width="2.54cm" svg:height="2.54cm" svg:x="4.796cm" svg:y="8.31cm">
            <text:p/>
          </draw:rect>
          <draw:frame draw:style-name="gr3" draw:text-style-name="P1" draw:layer="layout" svg:width="1.803cm" svg:height="1.803cm" svg:x="5.165cm" svg:y="8.679cm">
            <draw:image xlink:href="Pictures/1000000000000280000002806C947996.png" xlink:type="simple" xlink:show="embed" xlink:actuate="onLoad">
              <text:p/>
            </draw:image>
          </draw:frame>
          <draw:frame draw:style-name="gr3" draw:text-style-name="P1" draw:layer="layout" svg:width="1.803cm" svg:height="1.803cm" svg:x="5.165cm" svg:y="8.679cm">
            <draw:image xlink:href="Pictures/1000000000000280000002806C947996.png" xlink:type="simple" xlink:show="embed" xlink:actuate="onLoad">
              <text:p/>
            </draw:image>
          </draw:frame>
          <draw:custom-shape draw:style-name="gr9" draw:text-style-name="P3" draw:layer="layout" svg:width="2.106cm" svg:height="0.635cm" svg:x="7.347cm" svg:y="9.263cm">
            <text:p text:style-name="P3"><text:span text:style-name="T1">Pushed</text:span></text:p>
            <draw:enhanced-geometry svg:viewBox="0 0 21600 21600" draw:text-areas="0 0 21600 21600" draw:type="pentagon-right" draw:modifiers="17991.4570479355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g draw:id="id6">
          <draw:rect draw:style-name="gr1" draw:text-style-name="P1" draw:layer="layout" svg:width="2.54cm" svg:height="2.54cm" svg:x="4.796cm" svg:y="5.268cm">
            <text:p/>
          </draw:rect>
          <draw:frame draw:style-name="gr3" draw:text-style-name="P1" draw:layer="layout" svg:width="1.803cm" svg:height="1.803cm" svg:x="5.165cm" svg:y="5.637cm">
            <draw:image xlink:href="Pictures/1000000000000280000002806C947996.png" xlink:type="simple" xlink:show="embed" xlink:actuate="onLoad">
              <text:p/>
            </draw:image>
          </draw:frame>
          <draw:frame draw:style-name="gr3" draw:text-style-name="P1" draw:layer="layout" svg:width="1.803cm" svg:height="1.803cm" svg:x="5.165cm" svg:y="5.637cm">
            <draw:image xlink:href="Pictures/1000000000000280000002806C947996.png" xlink:type="simple" xlink:show="embed" xlink:actuate="onLoad">
              <text:p/>
            </draw:image>
          </draw:frame>
          <draw:custom-shape draw:style-name="gr9" draw:text-style-name="P3" draw:layer="layout" svg:width="2.106cm" svg:height="0.635cm" svg:x="7.346cm" svg:y="6.221cm">
            <text:p text:style-name="P3"><text:span text:style-name="T1">Pushed</text:span></text:p>
            <draw:enhanced-geometry svg:viewBox="0 0 21600 21600" draw:text-areas="0 0 21600 21600" draw:type="pentagon-right" draw:modifiers="17991.4570479355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</draw:g>
        <draw:custom-shape draw:style-name="gr9" draw:text-style-name="P3" draw:id="id1" draw:layer="layout" svg:width="2.106cm" svg:height="0.635cm" svg:x="13.596cm" svg:y="4.256cm">
          <text:p text:style-name="P3"><text:span text:style-name="T1">Turn On</text:span></text:p>
          <draw:enhanced-geometry svg:viewBox="0 0 21600 21600" draw:text-areas="0 0 21600 21600" draw:type="pentagon-right" draw:modifiers="17991.457047935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3" draw:id="id7" draw:layer="layout" svg:width="2.106cm" svg:height="0.635cm" svg:x="13.595cm" svg:y="4.893cm">
          <text:p text:style-name="P3"><text:span text:style-name="T1">Turn Off</text:span></text:p>
          <draw:enhanced-geometry svg:viewBox="0 0 21600 21600" draw:text-areas="0 0 21600 21600" draw:type="pentagon-right" draw:modifiers="17991.457047935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3" draw:id="id10" draw:layer="layout" svg:width="2.106cm" svg:height="0.635cm" svg:x="13.597cm" svg:y="5.879cm">
          <text:p text:style-name="P3"><text:span text:style-name="T1">Turn On</text:span></text:p>
          <draw:enhanced-geometry svg:viewBox="0 0 21600 21600" draw:text-areas="0 0 21600 21600" draw:type="pentagon-right" draw:modifiers="17991.457047935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3" draw:id="id5" draw:layer="layout" svg:width="2.106cm" svg:height="0.635cm" svg:x="13.596cm" svg:y="6.516cm">
          <text:p text:style-name="P3"><text:span text:style-name="T1">Turn Off</text:span></text:p>
          <draw:enhanced-geometry svg:viewBox="0 0 21600 21600" draw:text-areas="0 0 21600 21600" draw:type="pentagon-right" draw:modifiers="17991.457047935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3" draw:id="id2" draw:layer="layout" svg:width="2.106cm" svg:height="0.635cm" svg:x="13.596cm" svg:y="8.314cm">
          <text:p text:style-name="P3"><text:span text:style-name="T1">Turn On</text:span></text:p>
          <draw:enhanced-geometry svg:viewBox="0 0 21600 21600" draw:text-areas="0 0 21600 21600" draw:type="pentagon-right" draw:modifiers="17991.457047935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3" draw:id="id11" draw:layer="layout" svg:width="2.106cm" svg:height="0.635cm" svg:x="13.595cm" svg:y="8.951cm">
          <text:p text:style-name="P3"><text:span text:style-name="T1">Turn Off</text:span></text:p>
          <draw:enhanced-geometry svg:viewBox="0 0 21600 21600" draw:text-areas="0 0 21600 21600" draw:type="pentagon-right" draw:modifiers="17991.457047935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3" draw:id="id8" draw:layer="layout" svg:width="2.106cm" svg:height="0.635cm" svg:x="13.597cm" svg:y="9.937cm">
          <text:p text:style-name="P3"><text:span text:style-name="T1">Turn On</text:span></text:p>
          <draw:enhanced-geometry svg:viewBox="0 0 21600 21600" draw:text-areas="0 0 21600 21600" draw:type="pentagon-right" draw:modifiers="17991.457047935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9" draw:text-style-name="P3" draw:id="id4" draw:layer="layout" svg:width="2.106cm" svg:height="0.635cm" svg:x="13.596cm" svg:y="10.574cm">
          <text:p text:style-name="P3"><text:span text:style-name="T1">Turn Off</text:span></text:p>
          <draw:enhanced-geometry svg:viewBox="0 0 21600 21600" draw:text-areas="0 0 21600 21600" draw:type="pentagon-right" draw:modifiers="17991.457047935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Jacobsen</meta:initial-creator>
    <meta:creation-date>2009-01-26T19:41:17</meta:creation-date>
    <dc:date>2010-06-07T01:05:51</dc:date>
    <meta:editing-duration>PT01H11M55S</meta:editing-duration>
    <meta:editing-cycles>14</meta:editing-cycles>
    <meta:generator>OpenOffice.org/3.1$Unix OpenOffice.org_project/310m11$Build-9399</meta:generator>
    <dc:creator>David Harris</dc:creator>
    <meta:document-statistic meta:object-count="46"/>
    <meta:user-defined meta:name="Info 1"/>
    <meta:user-defined meta:name="Info 2"/>
    <meta:user-defined meta:name="Info 3"/>
    <meta:user-defined meta:name="Info 4"/>
  </office:meta>
</office:document-meta>
</file>